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36pt" officeooo:rsid="001dcaa8" officeooo:paragraph-rsid="00234539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36pt" officeooo:rsid="00234539" officeooo:paragraph-rsid="00234539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36pt" officeooo:rsid="00234539" officeooo:paragraph-rsid="00234539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officeooo:paragraph-rsid="00234539" style:font-size-asian="36pt" style:font-size-complex="36pt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16pt" style:font-size-asian="16pt" style:font-size-complex="16pt"/>
    </style:style>
    <style:style style:name="T3" style:family="text">
      <style:text-properties style:font-name="DejaVu Sans" fo:font-size="16pt" officeooo:rsid="00234539" style:font-size-asian="16pt" style:font-size-complex="16pt"/>
    </style:style>
    <style:style style:name="T4" style:family="text">
      <style:text-properties style:font-name="DejaVu Sans" officeooo:rsid="00234539"/>
    </style:style>
    <style:style style:name="T5" style:family="text">
      <style:text-properties officeooo:rsid="00234539"/>
    </style:style>
    <style:style style:name="T6" style:family="text">
      <style:text-properties style:text-underline-style="solid" style:text-underline-width="auto" style:text-underline-color="font-color" officeooo:rsid="0023453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<text:span text:style-name="T5">HIS IS </text:span><text:span text:style-name="T6">NOT</text:span><text:span text:style-name="T5"> SWAP</text:span></text:p>
      <text:p text:style-name="P1"/>
      <text:p text:style-name="P2">TO CONTRIBUTE TO SWAP</text:p>
      <text:p text:style-name="P2">(surplus with a purpose)</text:p>
      <text:p text:style-name="P2">PLEASE CONTACT</text:p>
      <text:p text:style-name="P2">MIKE BRADLEY or</text:p>
      <text:p text:style-name="P2">JEFF NIELSEN</text:p>
      <text:p text:style-name="P3"><text:span text:style-name="T1"/></text:p>
      <text:p text:style-name="P4"><text:span text:style-name="T4">LARGER ITEMS FOR </text:span></text:p>
      <text:p text:style-name="P4"><text:span text:style-name="T4">TRASH OR RECYCLING </text:span></text:p>
      <text:p text:style-name="P4"><text:span text:style-name="T4">GO TO LOADING DOCK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30T10:08:40.641533299</meta:creation-date>
    <meta:generator>LibreOffice/6.3.3.2.0$Linux_X86_64 LibreOffice_project/30$Build-2</meta:generator>
    <dc:date>2019-11-21T14:09:20.317046842</dc:date>
    <meta:editing-duration>PT17M21S</meta:editing-duration>
    <meta:editing-cycles>5</meta:editing-cycles>
    <meta:print-date>2019-11-21T13:58:50.578197662</meta:print-date>
    <meta:document-statistic meta:table-count="0" meta:image-count="0" meta:object-count="0" meta:page-count="1" meta:paragraph-count="9" meta:word-count="29" meta:character-count="156" meta:non-whitespace-character-count="134"/>
  </office:meta>
</office:document-meta>
</file>